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/>
    <style:font-face style:name="StarSymbol" svg:font-family="StarSymbol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MgOpen Cosmetica" svg:font-family="'MgOpen Cosmetica'" style:font-adornments="Standard" style:font-pitch="variable"/>
    <style:font-face style:name="DejaVu Serif" svg:font-family="'DejaVu Serif'" style:font-adornments="Book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DejaVu Sans2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elle1" style:family="table">
      <style:table-properties style:width="17cm" fo:break-before="column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-left="0.049cm" fo:padding-right="0.049cm" fo:padding-top="0.101cm" fo:padding-bottom="0.049cm" fo:border="none"/>
    </style:style>
    <style:style style:name="P1" style:family="paragraph" style:parent-style-name="Tabellen_20_Inhalt_20_2">
      <style:text-properties fo:font-style="italic" style:font-style-asian="italic" style:font-style-complex="italic"/>
    </style:style>
    <style:style style:name="P2" style:family="paragraph" style:parent-style-name="Tabellen_20_Inhalt_20_2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ellen_20_Inhalt_20_2">
      <style:text-properties fo:font-weight="bold" style:font-weight-asian="bold" style:font-weight-complex="bold"/>
    </style:style>
    <style:style style:name="P4" style:family="paragraph" style:parent-style-name="Tabellen_20_Inhalt_20_2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able_20_Contents">
      <style:text-properties style:font-name="DejaVu Serif" style:font-name-asian="DejaVu Serif" style:font-name-complex="DejaVu Serif"/>
    </style:style>
    <style:style style:name="P6" style:family="paragraph" style:parent-style-name="Table_20_Contents">
      <style:text-properties style:font-name="DejaVu Sans Mono1" style:font-name-asian="DejaVu Sans4" style:font-name-complex="DejaVu Sans4"/>
    </style:style>
    <style:style style:name="P7" style:family="paragraph" style:parent-style-name="Heading" style:master-page-name="">
      <style:paragraph-properties fo:text-align="end" style:justify-single-word="false" style:page-number="auto" fo:break-before="page"/>
    </style:style>
    <style:style style:name="P8" style:family="paragraph" style:parent-style-name="Table_20_Contents">
      <style:text-properties style:font-name="DejaVu Serif" style:font-name-asian="DejaVu Serif" style:font-name-complex="DejaVu Serif"/>
    </style:style>
    <style:style style:name="P9" style:family="paragraph" style:parent-style-name="Table_20_Contents">
      <style:text-properties style:font-name="DejaVu Sans Mono1" style:font-name-asian="DejaVu Sans4" style:font-name-complex="DejaVu Sans4"/>
    </style:style>
    <style:style style:name="P10" style:family="paragraph" style:parent-style-name="Tabellen_20_Inhalt_20_2">
      <style:text-properties fo:font-style="italic" style:font-style-asian="italic" style:font-style-complex="italic"/>
    </style:style>
    <style:style style:name="P11" style:family="paragraph" style:parent-style-name="Tabellen_20_Inhalt_20_2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abellen_20_Inhalt_20_2">
      <style:text-properties fo:font-weight="bold" style:font-weight-asian="bold" style:font-weight-complex="bold"/>
    </style:style>
    <style:style style:name="P13" style:family="paragraph" style:parent-style-name="Tabellen_20_Inhalt_20_2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Heading">
      <style:paragraph-properties fo:text-align="end" style:justify-single-word="false"/>
    </style:style>
    <style:style style:name="T1" style:family="text">
      <style:text-properties style:font-name="DejaVu Sans2" style:font-name-asian="DejaVu Sans2" style:font-name-complex="DejaVu Sans2"/>
    </style:style>
    <style:style style:name="T2" style:family="text">
      <style:text-properties style:font-name="DejaVu Sans2" style:font-name-asian="Bitstream Vera Sans" style:font-name-complex="Bitstream Vera Sans"/>
    </style:style>
    <style:style style:name="T3" style:family="text">
      <style:text-properties style:font-name="DejaVu Sans Mono1" style:font-name-asian="DejaVu Sans4" style:font-name-complex="DejaVu Sans4"/>
    </style:style>
    <style:style style:name="T4" style:family="text">
      <style:text-properties style:font-name="DejaVu Sans Mono1" style:font-name-asian="DejaVu Serif" style:font-name-complex="DejaVu Serif"/>
    </style:style>
    <style:style style:name="T5" style:family="text">
      <style:text-properties style:font-name="DejaVu Serif" style:font-name-asian="DejaVu Serif" style:font-name-complex="DejaVu Serif"/>
    </style:style>
    <style:style style:name="T6" style:family="text">
      <style:text-properties style:font-name="DejaVu Sans3" style:font-name-asian="DejaVu Serif" style:font-name-complex="DejaVu Seri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wiki2xhtml-Spickzettel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Heading">Wikitext</text:p>
          </table:table-cell>
          <table:table-cell table:style-name="Tabelle1.A1" office:value-type="string">
            <text:p text:style-name="Table_20_Heading">Ergebnis</text:p>
          </table:table-cell>
        </table:table-row>
        <table:table-row>
          <table:table-cell table:style-name="Tabelle1.A1" office:value-type="string">
            <text:p text:style-name="Table_20_Contents">''kursiv''</text:p>
          </table:table-cell>
          <table:table-cell table:style-name="Tabelle1.A1" office:value-type="string">
            <text:p text:style-name="P1">kursiv</text:p>
          </table:table-cell>
        </table:table-row>
        <table:table-row>
          <table:table-cell table:style-name="Tabelle1.A1" office:value-type="string">
            <text:p text:style-name="Table_20_Contents">'''fett'''</text:p>
          </table:table-cell>
          <table:table-cell table:style-name="Tabelle1.A1" office:value-type="string">
            <text:p text:style-name="P3">fett</text:p>
          </table:table-cell>
        </table:table-row>
        <table:table-row>
          <table:table-cell table:style-name="Tabelle1.A1" office:value-type="string">
            <text:p text:style-name="Table_20_Contents">'''''fett und kursiv'''''</text:p>
          </table:table-cell>
          <table:table-cell table:style-name="Tabelle1.A1" office:value-type="string">
            <text:p text:style-name="P2">fett und kursiv</text:p>
          </table:table-cell>
        </table:table-row>
        <table:table-row>
          <table:table-cell table:style-name="Tabelle1.A1" office:value-type="string">
            <text:p text:style-name="Table_20_Contents">{{Title:wiki2xhtml %s}}</text:p>
          </table:table-cell>
          <table:table-cell table:style-name="Tabelle1.A1" office:value-type="string">
            <text:p text:style-name="P4">Titel; %s wird ersetzt</text:p>
          </table:table-cell>
        </table:table-row>
        <table:table-row>
          <table:table-cell table:style-name="Tabelle1.A1" office:value-type="string">
            <text:p text:style-name="Table_20_Contents">== Überschrift ==</text:p>
            <text:p text:style-name="P5">…</text:p>
            <text:p text:style-name="Table_20_Contents">====== Überschrift ======</text:p>
          </table:table-cell>
          <table:table-cell table:style-name="Tabelle1.A1" office:value-type="string">
            <text:p text:style-name="Tabellen_20_Inhalt_20_2">Überschriften Level 2 bis Level 6 </text:p>
            <text:p text:style-name="Tabellen_20_Inhalt_20_2">(Level 1 ist der Seitentitel)</text:p>
            <text:p text:style-name="Tabellen_20_Inhalt_20_2"/>
          </table:table-cell>
        </table:table-row>
        <table:table-row>
          <table:table-cell table:style-name="Tabelle1.A1" office:value-type="string">
            <text:p text:style-name="Table_20_Contents">[[index.html#h_Fotos Index]]</text:p>
          </table:table-cell>
          <table:table-cell table:style-name="Tabelle1.A1" office:value-type="string">
            <text:p text:style-name="Tabellen_20_Inhalt_20_2">Interner Link zu Überschrift anderer Seite</text:p>
          </table:table-cell>
        </table:table-row>
        <table:table-row>
          <table:table-cell table:style-name="Tabelle1.A1" office:value-type="string">
            <text:p text:style-name="Table_20_Contents">www.example.com</text:p>
            <text:p text:style-name="Table_20_Contents">[http://example.com Beispiel]</text:p>
          </table:table-cell>
          <table:table-cell table:style-name="Tabelle1.A1" office:value-type="string">
            <text:p text:style-name="Tabellen_20_Inhalt_20_2">Externer Link</text:p>
            <text:p text:style-name="Tabellen_20_Inhalt_20_2"><text:span text:style-name="T1">…</text:span><text:span text:style-name="T2"> mit Beschreibung</text:span></text:p>
          </table:table-cell>
        </table:table-row>
        <table:table-row>
          <table:table-cell table:style-name="Tabelle1.A1" office:value-type="string">
            <text:p text:style-name="Table_20_Contents">~~fotos~~</text:p>
          </table:table-cell>
          <table:table-cell table:style-name="Tabelle1.A1" office:value-type="string">
            <text:p text:style-name="Tabellen_20_Inhalt_20_2">Anker</text:p>
          </table:table-cell>
        </table:table-row>
        <table:table-row>
          <table:table-cell table:style-name="Tabelle1.A1" office:value-type="string">
            <text:p text:style-name="Table_20_Contents">* Listen</text:p>
            <text:p text:style-name="Table_20_Contents">** Nicht numeriert</text:p>
          </table:table-cell>
          <table:table-cell table:style-name="Tabelle1.A1" office:value-type="string">
            <text:p text:style-name="Tabellen_20_Inhalt_20_2">Liste mit Aufzählungspunkten</text:p>
            <text:p text:style-name="Tabellen_20_Inhalt_20_2"/>
          </table:table-cell>
        </table:table-row>
        <table:table-row>
          <table:table-cell table:style-name="Tabelle1.A1" office:value-type="string">
            <text:p text:style-name="Table_20_Contents"># Liste</text:p>
          </table:table-cell>
          <table:table-cell table:style-name="Tabelle1.A1" office:value-type="string">
            <text:p text:style-name="Tabellen_20_Inhalt_20_2">Durchnumerierte Liste</text:p>
          </table:table-cell>
        </table:table-row>
        <table:table-row>
          <table:table-cell table:style-name="Tabelle1.A1" office:value-type="string">
            <text:p text:style-name="Table_20_Contents">; Java</text:p>
            <text:p text:style-name="Table_20_Contents">: Speziell starker Kaffee</text:p>
          </table:table-cell>
          <table:table-cell table:style-name="Tabelle1.A1" office:value-type="string">
            <text:p text:style-name="Tabellen_20_Inhalt_20_2">Definitionslisten</text:p>
            <text:p text:style-name="Tabellen_20_Inhalt_20_2"/>
          </table:table-cell>
        </table:table-row>
        <table:table-row>
          <table:table-cell table:style-name="Tabelle1.A1" office:value-type="string">
            <text:p text:style-name="Table_20_Contents">[[Bild:antenne.jpg|thumb|Antenne]]</text:p>
          </table:table-cell>
          <table:table-cell table:style-name="Tabelle1.A1" office:value-type="string">
            <text:p text:style-name="Tabellen_20_Inhalt_20_2">Vorschaubild mit Beschriftung</text:p>
          </table:table-cell>
        </table:table-row>
        <table:table-row>
          <table:table-cell table:style-name="Tabelle1.A1" office:value-type="string">
            <text:p text:style-name="Table_20_Contents">{|</text:p>
            <text:p text:style-name="Table_20_Contents">|+ Frequenzbereiche</text:p>
            <text:p text:style-name="Table_20_Contents">! HF !! VHF !! UHF</text:p>
            <text:p text:style-name="Table_20_Contents">|-</text:p>
            <text:p text:style-name="Table_20_Contents">| 3<text:span text:style-name="T3">–30 MHz || 30–300 MHz</text:span></text:p>
            <text:p text:style-name="P6">| style="color: green" | 0.3–3 GHz</text:p>
            <text:p text:style-name="P6">|}</text:p>
          </table:table-cell>
          <table:table-cell table:style-name="Tabelle1.A1" office:value-type="string">
            <text:p text:style-name="Tabellen_20_Inhalt_20_2">Tabellenanfang</text:p>
            <text:p text:style-name="Tabellen_20_Inhalt_20_2">Tabellenüberschrift</text:p>
            <text:p text:style-name="Tabellen_20_Inhalt_20_2">Zellen als Überschriften</text:p>
            <text:p text:style-name="Tabellen_20_Inhalt_20_2">Neue Zeile</text:p>
            <text:p text:style-name="Tabellen_20_Inhalt_20_2">Zellen</text:p>
            <text:p text:style-name="Tabellen_20_Inhalt_20_2">Zelle mit Argument</text:p>
            <text:p text:style-name="Tabellen_20_Inhalt_20_2">Tabellenende</text:p>
          </table:table-cell>
        </table:table-row>
        <table:table-row>
          <table:table-cell table:style-name="Tabelle1.A1" office:value-type="string">
            <text:p text:style-name="Table_20_Contents">Die Wikipedia&lt;ref&gt;Wikipedia: http://de.wikipedia.org&lt;/ref&gt; <text:span text:style-name="T5">…</text:span></text:p>
            <text:p text:style-name="P5">&lt;references /&gt;</text:p>
          </table:table-cell>
          <table:table-cell table:style-name="Tabelle1.A1" office:value-type="string">
            <text:p text:style-name="Tabellen_20_Inhalt_20_2">Fussnote setzen</text:p>
            <text:p text:style-name="Tabellen_20_Inhalt_20_2"/>
            <text:p text:style-name="Tabellen_20_Inhalt_20_2">Fussnoten einfügen</text:p>
          </table:table-cell>
        </table:table-row>
        <table:table-row>
          <table:table-cell table:style-name="Tabelle1.A1" office:value-type="string">
            <text:p text:style-name="Table_20_Contents">\\<text:span text:style-name="T4">␣</text:span></text:p>
          </table:table-cell>
          <table:table-cell table:style-name="Tabelle1.A1" office:value-type="string">
            <text:p text:style-name="Tabellen_20_Inhalt_20_2">Zeilenumbruch (<text:span text:style-name="T5">␣</text:span><text:span text:style-name="T6"> = Leerschlag)</text:span></text:p>
          </table:table-cell>
        </table:table-row>
        <table:table-row>
          <table:table-cell table:style-name="Tabelle1.A1" office:value-type="string">
            <text:p text:style-name="Table_20_Contents">\\//</text:p>
            <text:p text:style-name="Table_20_Contents">---</text:p>
            <text:p text:style-name="Table_20_Contents">//\\</text:p>
          </table:table-cell>
          <table:table-cell table:style-name="Tabelle1.A1" office:value-type="string">
            <text:p text:style-name="Tabellen_20_Inhalt_20_2">Seitenumbruch</text:p>
            <text:p text:style-name="Tabellen_20_Inhalt_20_2"/>
            <text:p text:style-name="Tabellen_20_Inhalt_20_2"/>
          </table:table-cell>
        </table:table-row>
        <table:table-row>
          <table:table-cell table:style-name="Tabelle1.A1" office:value-type="string">
            <text:p text:style-name="Table_20_Contents">{{Author:<text:span text:style-name="T5">…</text:span>}} {{Description:<text:span text:style-name="T5">…</text:span>}}{{Lang:<text:span text:style-name="T5">…</text:span>}} {{Keywords:<text:span text:style-name="T5">…</text:span>}} <text:line-break/>{{Icon:<text:span text:style-name="T5">…</text:span>}} {{Meta:<text:span text:style-name="T5">…</text:span>}}</text:p>
          </table:table-cell>
          <table:table-cell table:style-name="Tabelle1.A1" office:value-type="string">
            <text:p text:style-name="Tabellen_20_Inhalt_20_2">Meta-Informationen: Autor, Beschreibung, Sprache, Schlüsselwörter, Icon und eigene Metadaten</text:p>
          </table:table-cell>
        </table:table-row>
      </table:table>
      <text:p text:style-name="Standard"/>
      <text:p text:style-name="Standard">Genauere Informationen findest du auf <text:a xlink:type="simple" xlink:href="http://wiki2xhtml.sf.net/help-de.html">http://wiki2xhtml.sf.net/help-de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/>
    <style:font-face style:name="StarSymbol" svg:font-family="StarSymbol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MgOpen Cosmetica" svg:font-family="'MgOpen Cosmetica'" style:font-adornments="Standard" style:font-pitch="variable"/>
    <style:font-face style:name="DejaVu Serif" svg:font-family="'DejaVu Serif'" style:font-adornments="Book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DejaVu Sans2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e" fo:country="CH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cm" fo:margin-bottom="1.131cm" fo:text-align="end" style:justify-single-word="false" fo:background-color="transparent" fo:keep-with-next="always">
        <style:background-image/>
      </style:paragraph-properties>
      <style:text-properties style:font-name="MgOpen Cosmetica" fo:font-size="32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9cm"/>
      <style:text-properties fo:language="zxx" fo:country="none" style:font-size-asian="10.5pt"/>
    </style:style>
    <style:style style:name="List" style:family="paragraph" style:parent-style-name="Text_20_body" style:class="list">
      <style:paragraph-properties fo:margin-top="0cm" fo:margin-bottom="0.191cm"/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Table_20_Contents" style:display-name="Table Contents" style:family="paragraph" style:parent-style-name="Standard" style:class="extra">
      <style:paragraph-properties fo:line-height="0.54cm" fo:background-color="#ccccff" style:shadow="none" text:number-lines="false" text:line-number="0">
        <style:background-image/>
      </style:paragraph-properties>
      <style:text-properties style:font-name="DejaVu Sans Mono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margin-top="0cm" fo:margin-bottom="0cm" fo:line-height="0.7cm" fo:text-align="center" style:justify-single-word="false" fo:background-color="#666699" style:shadow="none" text:number-lines="false" text:line-number="0">
        <style:tab-stops/>
        <style:background-image/>
      </style:paragraph-properties>
      <style:text-properties fo:color="#ffffff" style:font-name="DejaVu Sans1" fo:font-size="11pt" fo:font-weight="bold" style:font-size-asian="10.5pt" style:font-weight-asian="bold" style:font-weight-complex="bold"/>
    </style:style>
    <style:style style:name="Tabellen_20_Inhalt_20_2" style:display-name="Tabellen Inhalt 2" style:family="paragraph" style:parent-style-name="Table_20_Contents" style:class="extra">
      <style:paragraph-properties fo:margin-left="0cm" fo:margin-right="0cm" fo:text-indent="0cm" style:auto-text-indent="false"/>
      <style:text-properties style:font-name="DejaVu Sans2" fo:font-weight="150" style:font-size-asian="10.5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start" style:justify-single-word="false"/>
      <style:text-properties fo:font-size="22pt" fo:font-weight="normal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weight="150" style:font-size-asian="10.5pt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 fo:font-weight="150" style:font-size-asian="10.5pt"/>
    </style:style>
    <style:style style:name="Source_20_Text" style:display-name="Source Text" style:family="text">
      <style:text-properties style:font-name="DejaVu Sans Mono" style:font-name-asian="Bitstream Vera Sans Mono" style:font-size-asian="10.5pt" style:font-name-complex="Bitstream Vera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mall" style:family="text">
      <style:text-properties fo:color="#4c4c4c" fo:font-size="80%" style:font-size-asian="10.5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Footer"><text:tab/><text:tab/>wiki2xhtml.sf.net</text:p>
      </style:footer>
    </style:master-page>
    <style:master-page style:name="Endnote" style:page-layout-name="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8-12T07:05:21</meta:creation-date>
    <dc:date>2008-08-12T07:06:31</dc:date>
    <meta:editing-cycles>2</meta:editing-cycles>
    <meta:editing-duration>PT1M10S</meta:editing-duration>
    <meta:template xlink:type="simple" xlink:actuate="onRequest" xlink:href="../../../../Documents/Templates/wiki2xhtml.ott" xlink:title="wiki2xhtml" meta:date="2008-08-12T07:05:21"/>
    <meta:user-defined meta:name="Autor">Simon A. Eugster, hb9eia</meta:user-defined>
    <meta:user-defined meta:name="Info 2"/>
    <meta:user-defined meta:name="Info 3"/>
    <meta:user-defined meta:name="Info 4"/>
    <meta:document-statistic meta:table-count="1" meta:image-count="0" meta:object-count="0" meta:page-count="1" meta:paragraph-count="62" meta:word-count="144" meta:character-count="1243"/>
  </office:meta>
</office:document-meta>
</file>